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4in" svg:height="3.5453in" svg:x="6.1681in" svg:y="1.15in">
            <draw:object draw:notify-on-update-of-ranges="Sheet1.C17:Sheet1.C47 Sheet1.D16:Sheet1.D16 Sheet1.D17:Sheet1.D47 Sheet1.C17:Sheet1.C47 Sheet1.E16:Sheet1.E16 Sheet1.E17:Sheet1.E47 Sheet1.C17:Sheet1.C47 Sheet1.F16:Sheet1.F16 Sheet1.F17:Sheet1.F4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4"/>
        <table:table-column table:style-name="co1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Target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alance</text:p>
          </table:table-cell>
          <table:table-cell table:style-name="ce2"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atio</text:p>
          </table:table-cell>
          <table:table-cell table:style-name="ce3" table:formula="of:=[.D2]/[.D1]" office:value-type="float" office:value="0.65" calcext:value-type="float">
            <text:p>0.6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ender Multiplier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ceiver Multiplier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sender lower bound</text:p>
          </table:table-cell>
          <table:table-cell table:style-name="Default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sender upper bound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receiver lower bound</text:p>
          </table:table-cell>
          <table:table-cell table:style-name="Default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receiver upper bound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endIndex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totalAccountsWithBalance</text:p>
          </table:table-cell>
          <table:table-cell table:style-name="Default" table:formula="of:=[.D13]+1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atio</text:p>
          </table:table-cell>
          <table:table-cell table:style-name="Default" office:value-type="string" calcext:value-type="string">
            <text:p>sender prob</text:p>
          </table:table-cell>
          <table:table-cell office:value-type="string" calcext:value-type="string">
            <text:p>receiver prob</text:p>
          </table:table-cell>
          <table:table-cell office:value-type="string" calcext:value-type="string">
            <text:p>regular block odds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IF([.C17]&gt;=senderUpperBound;1;IF([.C17]&gt;=senderLowerBound;MIN(1;MAX(0;([.C17]-senderLowerBound)/(senderUpperBound-senderLowerBound)));0))/totalAccounts*senderMultiplier" office:value-type="float" office:value="0" calcext:value-type="float">
            <text:p>0</text:p>
          </table:table-cell>
          <table:table-cell table:formula="of:=IF([.C17]&lt;=receiverLowerBound;1;IF([.C17]&lt;=receiverUpperBound;MIN(1;MAX(0;(receiverUpperBound-[.C17])/(receiverUpperBound-receiverLowerBound)));0))/totalAccounts*receiverMultiplier" office:value-type="float" office:value="0.272727272727273" calcext:value-type="float">
            <text:p>0.272727272727273</text:p>
          </table:table-cell>
          <table:table-cell table:formula="of:=1/[.$D$14]" office:value-type="float" office:value="0.0909090909090909" calcext:value-type="float">
            <text:p>0.0909090909090909</text:p>
          </table:table-cell>
        </table:table-row>
        <table:table-row table:style-name="ro1">
          <table:table-cell table:number-columns-repeated="2"/>
          <table:table-cell office:value-type="float" office:value="0.1" calcext:value-type="float">
            <text:p>0.1</text:p>
          </table:table-cell>
          <table:table-cell table:formula="of:=IF([.C18]&gt;=senderUpperBound;1;IF([.C18]&gt;=senderLowerBound;MIN(1;MAX(0;([.C18]-senderLowerBound)/(senderUpperBound-senderLowerBound)));0))/totalAccounts*senderMultiplier" office:value-type="float" office:value="0" calcext:value-type="float">
            <text:p>0</text:p>
          </table:table-cell>
          <table:table-cell table:formula="of:=IF([.C18]&lt;=receiverLowerBound;1;IF([.C18]&lt;=receiverUpperBound;MIN(1;MAX(0;(receiverUpperBound-[.C18])/(receiverUpperBound-receiverLowerBound)));0))/totalAccounts*receiverMultiplier" office:value-type="float" office:value="0.272727272727273" calcext:value-type="float">
            <text:p>0.272727272727273</text:p>
          </table:table-cell>
          <table:table-cell table:formula="of:=1/[.$D$14]" office:value-type="float" office:value="0.0909090909090909" calcext:value-type="float">
            <text:p>0.0909090909090909</text:p>
          </table:table-cell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table:formula="of:=IF([.C19]&gt;=senderUpperBound;1;IF([.C19]&gt;=senderLowerBound;MIN(1;MAX(0;([.C19]-senderLowerBound)/(senderUpperBound-senderLowerBound)));0))/totalAccounts*senderMultiplier" office:value-type="float" office:value="0" calcext:value-type="float">
            <text:p>0</text:p>
          </table:table-cell>
          <table:table-cell table:formula="of:=IF([.C19]&lt;=receiverLowerBound;1;IF([.C19]&lt;=receiverUpperBound;MIN(1;MAX(0;(receiverUpperBound-[.C19])/(receiverUpperBound-receiverLowerBound)));0))/totalAccounts*receiverMultiplier" office:value-type="float" office:value="0.272727272727273" calcext:value-type="float">
            <text:p>0.272727272727273</text:p>
          </table:table-cell>
          <table:table-cell table:formula="of:=1/[.$D$14]" office:value-type="float" office:value="0.0909090909090909" calcext:value-type="float">
            <text:p>0.0909090909090909</text:p>
          </table:table-cell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 table:formula="of:=IF([.C20]&gt;=senderUpperBound;1;IF([.C20]&gt;=senderLowerBound;MIN(1;MAX(0;([.C20]-senderLowerBound)/(senderUpperBound-senderLowerBound)));0))/totalAccounts*senderMultiplier" office:value-type="float" office:value="0" calcext:value-type="float">
            <text:p>0</text:p>
          </table:table-cell>
          <table:table-cell table:formula="of:=IF([.C20]&lt;=receiverLowerBound;1;IF([.C20]&lt;=receiverUpperBound;MIN(1;MAX(0;(receiverUpperBound-[.C20])/(receiverUpperBound-receiverLowerBound)));0))/totalAccounts*receiverMultiplier" office:value-type="float" office:value="0.257575757575758" calcext:value-type="float">
            <text:p>0.257575757575758</text:p>
          </table:table-cell>
          <table:table-cell table:formula="of:=1/[.$D$14]" office:value-type="float" office:value="0.0909090909090909" calcext:value-type="float">
            <text:p>0.0909090909090909</text:p>
          </table:table-cell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table:formula="of:=IF([.C21]&gt;=senderUpperBound;1;IF([.C21]&gt;=senderLowerBound;MIN(1;MAX(0;([.C21]-senderLowerBound)/(senderUpperBound-senderLowerBound)));0))/totalAccounts*senderMultiplier" office:value-type="float" office:value="0" calcext:value-type="float">
            <text:p>0</text:p>
          </table:table-cell>
          <table:table-cell table:formula="of:=IF([.C21]&lt;=receiverLowerBound;1;IF([.C21]&lt;=receiverUpperBound;MIN(1;MAX(0;(receiverUpperBound-[.C21])/(receiverUpperBound-receiverLowerBound)));0))/totalAccounts*receiverMultiplier" office:value-type="float" office:value="0.242424242424242" calcext:value-type="float">
            <text:p>0.242424242424242</text:p>
          </table:table-cell>
          <table:table-cell table:formula="of:=1/[.$D$14]" office:value-type="float" office:value="0.0909090909090909" calcext:value-type="float">
            <text:p>0.0909090909090909</text:p>
          </table:table-cell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table:formula="of:=IF([.C22]&gt;=senderUpperBound;1;IF([.C22]&gt;=senderLowerBound;MIN(1;MAX(0;([.C22]-senderLowerBound)/(senderUpperBound-senderLowerBound)));0))/totalAccounts*senderMultiplier" office:value-type="float" office:value="0" calcext:value-type="float">
            <text:p>0</text:p>
          </table:table-cell>
          <table:table-cell table:formula="of:=IF([.C22]&lt;=receiverLowerBound;1;IF([.C22]&lt;=receiverUpperBound;MIN(1;MAX(0;(receiverUpperBound-[.C22])/(receiverUpperBound-receiverLowerBound)));0))/totalAccounts*receiverMultiplier" office:value-type="float" office:value="0.227272727272727" calcext:value-type="float">
            <text:p>0.227272727272727</text:p>
          </table:table-cell>
          <table:table-cell table:formula="of:=1/[.$D$14]" office:value-type="float" office:value="0.0909090909090909" calcext:value-type="float">
            <text:p>0.0909090909090909</text:p>
          </table:table-cell>
        </table:table-row>
        <table:table-row table:style-name="ro1">
          <table:table-cell table:number-columns-repeated="2"/>
          <table:table-cell office:value-type="float" office:value="0.6" calcext:value-type="float">
            <text:p>0.6</text:p>
          </table:table-cell>
          <table:table-cell table:formula="of:=IF([.C23]&gt;=senderUpperBound;1;IF([.C23]&gt;=senderLowerBound;MIN(1;MAX(0;([.C23]-senderLowerBound)/(senderUpperBound-senderLowerBound)));0))/totalAccounts*senderMultiplier" office:value-type="float" office:value="0.0121212121212121" calcext:value-type="float">
            <text:p>0.0121212121212121</text:p>
          </table:table-cell>
          <table:table-cell table:formula="of:=IF([.C23]&lt;=receiverLowerBound;1;IF([.C23]&lt;=receiverUpperBound;MIN(1;MAX(0;(receiverUpperBound-[.C23])/(receiverUpperBound-receiverLowerBound)));0))/totalAccounts*receiverMultiplier" office:value-type="float" office:value="0.212121212121212" calcext:value-type="float">
            <text:p>0.212121212121212</text:p>
          </table:table-cell>
          <table:table-cell table:formula="of:=1/[.$D$14]" office:value-type="float" office:value="0.0909090909090909" calcext:value-type="float">
            <text:p>0.0909090909090909</text:p>
          </table:table-cell>
        </table:table-row>
        <table:table-row table:style-name="ro1">
          <table:table-cell table:number-columns-repeated="2"/>
          <table:table-cell office:value-type="float" office:value="0.7" calcext:value-type="float">
            <text:p>0.7</text:p>
          </table:table-cell>
          <table:table-cell table:formula="of:=IF([.C24]&gt;=senderUpperBound;1;IF([.C24]&gt;=senderLowerBound;MIN(1;MAX(0;([.C24]-senderLowerBound)/(senderUpperBound-senderLowerBound)));0))/totalAccounts*senderMultiplier" office:value-type="float" office:value="0.0242424242424242" calcext:value-type="float">
            <text:p>0.0242424242424242</text:p>
          </table:table-cell>
          <table:table-cell table:formula="of:=IF([.C24]&lt;=receiverLowerBound;1;IF([.C24]&lt;=receiverUpperBound;MIN(1;MAX(0;(receiverUpperBound-[.C24])/(receiverUpperBound-receiverLowerBound)));0))/totalAccounts*receiverMultiplier" office:value-type="float" office:value="0.196969696969697" calcext:value-type="float">
            <text:p>0.196969696969697</text:p>
          </table:table-cell>
          <table:table-cell table:formula="of:=1/[.$D$14]" office:value-type="float" office:value="0.0909090909090909" calcext:value-type="float">
            <text:p>0.0909090909090909</text:p>
          </table:table-cell>
        </table:table-row>
        <table:table-row table:style-name="ro1">
          <table:table-cell table:number-columns-repeated="2"/>
          <table:table-cell office:value-type="float" office:value="0.8" calcext:value-type="float">
            <text:p>0.8</text:p>
          </table:table-cell>
          <table:table-cell table:formula="of:=IF([.C25]&gt;=senderUpperBound;1;IF([.C25]&gt;=senderLowerBound;MIN(1;MAX(0;([.C25]-senderLowerBound)/(senderUpperBound-senderLowerBound)));0))/totalAccounts*senderMultiplier" office:value-type="float" office:value="0.0363636363636364" calcext:value-type="float">
            <text:p>0.0363636363636364</text:p>
          </table:table-cell>
          <table:table-cell table:formula="of:=IF([.C25]&lt;=receiverLowerBound;1;IF([.C25]&lt;=receiverUpperBound;MIN(1;MAX(0;(receiverUpperBound-[.C25])/(receiverUpperBound-receiverLowerBound)));0))/totalAccounts*receiverMultiplier" office:value-type="float" office:value="0.181818181818182" calcext:value-type="float">
            <text:p>0.181818181818182</text:p>
          </table:table-cell>
          <table:table-cell table:formula="of:=1/[.$D$14]" office:value-type="float" office:value="0.0909090909090909" calcext:value-type="float">
            <text:p>0.0909090909090909</text:p>
          </table:table-cell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table:formula="of:=IF([.C26]&gt;=senderUpperBound;1;IF([.C26]&gt;=senderLowerBound;MIN(1;MAX(0;([.C26]-senderLowerBound)/(senderUpperBound-senderLowerBound)));0))/totalAccounts*senderMultiplier" office:value-type="float" office:value="0.0484848484848485" calcext:value-type="float">
            <text:p>0.0484848484848485</text:p>
          </table:table-cell>
          <table:table-cell table:formula="of:=IF([.C26]&lt;=receiverLowerBound;1;IF([.C26]&lt;=receiverUpperBound;MIN(1;MAX(0;(receiverUpperBound-[.C26])/(receiverUpperBound-receiverLowerBound)));0))/totalAccounts*receiverMultiplier" office:value-type="float" office:value="0.166666666666667" calcext:value-type="float">
            <text:p>0.166666666666667</text:p>
          </table:table-cell>
          <table:table-cell table:formula="of:=1/[.$D$14]" office:value-type="float" office:value="0.0909090909090909" calcext:value-type="float">
            <text:p>0.0909090909090909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IF([.C27]&gt;=senderUpperBound;1;IF([.C27]&gt;=senderLowerBound;MIN(1;MAX(0;([.C27]-senderLowerBound)/(senderUpperBound-senderLowerBound)));0))/totalAccounts*senderMultiplier" office:value-type="float" office:value="0.0606060606060606" calcext:value-type="float">
            <text:p>0.0606060606060606</text:p>
          </table:table-cell>
          <table:table-cell table:formula="of:=IF([.C27]&lt;=receiverLowerBound;1;IF([.C27]&lt;=receiverUpperBound;MIN(1;MAX(0;(receiverUpperBound-[.C27])/(receiverUpperBound-receiverLowerBound)));0))/totalAccounts*receiverMultiplier" office:value-type="float" office:value="0.151515151515152" calcext:value-type="float">
            <text:p>0.151515151515152</text:p>
          </table:table-cell>
          <table:table-cell table:formula="of:=1/[.$D$14]" office:value-type="float" office:value="0.0909090909090909" calcext:value-type="float">
            <text:p>0.0909090909090909</text:p>
          </table:table-cell>
        </table:table-row>
        <table:table-row table:style-name="ro1">
          <table:table-cell table:number-columns-repeated="2"/>
          <table:table-cell office:value-type="float" office:value="1.1" calcext:value-type="float">
            <text:p>1.1</text:p>
          </table:table-cell>
          <table:table-cell table:formula="of:=IF([.C28]&gt;=senderUpperBound;1;IF([.C28]&gt;=senderLowerBound;MIN(1;MAX(0;([.C28]-senderLowerBound)/(senderUpperBound-senderLowerBound)));0))/totalAccounts*senderMultiplier" office:value-type="float" office:value="0.0727272727272727" calcext:value-type="float">
            <text:p>0.0727272727272727</text:p>
          </table:table-cell>
          <table:table-cell table:formula="of:=IF([.C28]&lt;=receiverLowerBound;1;IF([.C28]&lt;=receiverUpperBound;MIN(1;MAX(0;(receiverUpperBound-[.C28])/(receiverUpperBound-receiverLowerBound)));0))/totalAccounts*receiverMultiplier" office:value-type="float" office:value="0.136363636363636" calcext:value-type="float">
            <text:p>0.136363636363636</text:p>
          </table:table-cell>
          <table:table-cell table:formula="of:=1/[.$D$14]" office:value-type="float" office:value="0.0909090909090909" calcext:value-type="float">
            <text:p>0.0909090909090909</text:p>
          </table:table-cell>
        </table:table-row>
        <table:table-row table:style-name="ro1">
          <table:table-cell table:number-columns-repeated="2"/>
          <table:table-cell office:value-type="float" office:value="1.2" calcext:value-type="float">
            <text:p>1.2</text:p>
          </table:table-cell>
          <table:table-cell table:formula="of:=IF([.C29]&gt;=senderUpperBound;1;IF([.C29]&gt;=senderLowerBound;MIN(1;MAX(0;([.C29]-senderLowerBound)/(senderUpperBound-senderLowerBound)));0))/totalAccounts*senderMultiplier" office:value-type="float" office:value="0.0848484848484848" calcext:value-type="float">
            <text:p>0.0848484848484848</text:p>
          </table:table-cell>
          <table:table-cell table:formula="of:=IF([.C29]&lt;=receiverLowerBound;1;IF([.C29]&lt;=receiverUpperBound;MIN(1;MAX(0;(receiverUpperBound-[.C29])/(receiverUpperBound-receiverLowerBound)));0))/totalAccounts*receiverMultiplier" office:value-type="float" office:value="0.121212121212121" calcext:value-type="float">
            <text:p>0.121212121212121</text:p>
          </table:table-cell>
          <table:table-cell table:formula="of:=1/[.$D$14]" office:value-type="float" office:value="0.0909090909090909" calcext:value-type="float">
            <text:p>0.0909090909090909</text:p>
          </table:table-cell>
        </table:table-row>
        <table:table-row table:style-name="ro1">
          <table:table-cell table:number-columns-repeated="2"/>
          <table:table-cell office:value-type="float" office:value="1.3" calcext:value-type="float">
            <text:p>1.3</text:p>
          </table:table-cell>
          <table:table-cell table:formula="of:=IF([.C30]&gt;=senderUpperBound;1;IF([.C30]&gt;=senderLowerBound;MIN(1;MAX(0;([.C30]-senderLowerBound)/(senderUpperBound-senderLowerBound)));0))/totalAccounts*senderMultiplier" office:value-type="float" office:value="0.096969696969697" calcext:value-type="float">
            <text:p>0.096969696969697</text:p>
          </table:table-cell>
          <table:table-cell table:formula="of:=IF([.C30]&lt;=receiverLowerBound;1;IF([.C30]&lt;=receiverUpperBound;MIN(1;MAX(0;(receiverUpperBound-[.C30])/(receiverUpperBound-receiverLowerBound)));0))/totalAccounts*receiverMultiplier" office:value-type="float" office:value="0.106060606060606" calcext:value-type="float">
            <text:p>0.106060606060606</text:p>
          </table:table-cell>
          <table:table-cell table:formula="of:=1/[.$D$14]" office:value-type="float" office:value="0.0909090909090909" calcext:value-type="float">
            <text:p>0.0909090909090909</text:p>
          </table:table-cell>
        </table:table-row>
        <table:table-row table:style-name="ro1">
          <table:table-cell table:number-columns-repeated="2"/>
          <table:table-cell office:value-type="float" office:value="1.4" calcext:value-type="float">
            <text:p>1.4</text:p>
          </table:table-cell>
          <table:table-cell table:formula="of:=IF([.C31]&gt;=senderUpperBound;1;IF([.C31]&gt;=senderLowerBound;MIN(1;MAX(0;([.C31]-senderLowerBound)/(senderUpperBound-senderLowerBound)));0))/totalAccounts*senderMultiplier" office:value-type="float" office:value="0.109090909090909" calcext:value-type="float">
            <text:p>0.109090909090909</text:p>
          </table:table-cell>
          <table:table-cell table:formula="of:=IF([.C31]&lt;=receiverLowerBound;1;IF([.C31]&lt;=receiverUpperBound;MIN(1;MAX(0;(receiverUpperBound-[.C31])/(receiverUpperBound-receiverLowerBound)));0))/totalAccounts*receiverMultiplier" office:value-type="float" office:value="0.0909090909090909" calcext:value-type="float">
            <text:p>0.0909090909090909</text:p>
          </table:table-cell>
          <table:table-cell table:formula="of:=1/[.$D$14]" office:value-type="float" office:value="0.0909090909090909" calcext:value-type="float">
            <text:p>0.0909090909090909</text:p>
          </table:table-cell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table:formula="of:=IF([.C32]&gt;=senderUpperBound;1;IF([.C32]&gt;=senderLowerBound;MIN(1;MAX(0;([.C32]-senderLowerBound)/(senderUpperBound-senderLowerBound)));0))/totalAccounts*senderMultiplier" office:value-type="float" office:value="0.121212121212121" calcext:value-type="float">
            <text:p>0.121212121212121</text:p>
          </table:table-cell>
          <table:table-cell table:formula="of:=IF([.C32]&lt;=receiverLowerBound;1;IF([.C32]&lt;=receiverUpperBound;MIN(1;MAX(0;(receiverUpperBound-[.C32])/(receiverUpperBound-receiverLowerBound)));0))/totalAccounts*receiverMultiplier" office:value-type="float" office:value="0.0757575757575758" calcext:value-type="float">
            <text:p>0.0757575757575758</text:p>
          </table:table-cell>
          <table:table-cell table:formula="of:=1/[.$D$14]" office:value-type="float" office:value="0.0909090909090909" calcext:value-type="float">
            <text:p>0.0909090909090909</text:p>
          </table:table-cell>
        </table:table-row>
        <table:table-row table:style-name="ro1">
          <table:table-cell table:number-columns-repeated="2"/>
          <table:table-cell office:value-type="float" office:value="1.6" calcext:value-type="float">
            <text:p>1.6</text:p>
          </table:table-cell>
          <table:table-cell table:formula="of:=IF([.C33]&gt;=senderUpperBound;1;IF([.C33]&gt;=senderLowerBound;MIN(1;MAX(0;([.C33]-senderLowerBound)/(senderUpperBound-senderLowerBound)));0))/totalAccounts*senderMultiplier" office:value-type="float" office:value="0.133333333333333" calcext:value-type="float">
            <text:p>0.133333333333333</text:p>
          </table:table-cell>
          <table:table-cell table:formula="of:=IF([.C33]&lt;=receiverLowerBound;1;IF([.C33]&lt;=receiverUpperBound;MIN(1;MAX(0;(receiverUpperBound-[.C33])/(receiverUpperBound-receiverLowerBound)));0))/totalAccounts*receiverMultiplier" office:value-type="float" office:value="0.0606060606060606" calcext:value-type="float">
            <text:p>0.0606060606060606</text:p>
          </table:table-cell>
          <table:table-cell table:formula="of:=1/[.$D$14]" office:value-type="float" office:value="0.0909090909090909" calcext:value-type="float">
            <text:p>0.0909090909090909</text:p>
          </table:table-cell>
        </table:table-row>
        <table:table-row table:style-name="ro1">
          <table:table-cell table:number-columns-repeated="2"/>
          <table:table-cell office:value-type="float" office:value="1.7" calcext:value-type="float">
            <text:p>1.7</text:p>
          </table:table-cell>
          <table:table-cell table:formula="of:=IF([.C34]&gt;=senderUpperBound;1;IF([.C34]&gt;=senderLowerBound;MIN(1;MAX(0;([.C34]-senderLowerBound)/(senderUpperBound-senderLowerBound)));0))/totalAccounts*senderMultiplier" office:value-type="float" office:value="0.145454545454545" calcext:value-type="float">
            <text:p>0.145454545454545</text:p>
          </table:table-cell>
          <table:table-cell table:formula="of:=IF([.C34]&lt;=receiverLowerBound;1;IF([.C34]&lt;=receiverUpperBound;MIN(1;MAX(0;(receiverUpperBound-[.C34])/(receiverUpperBound-receiverLowerBound)));0))/totalAccounts*receiverMultiplier" office:value-type="float" office:value="0.0454545454545455" calcext:value-type="float">
            <text:p>0.0454545454545455</text:p>
          </table:table-cell>
          <table:table-cell table:formula="of:=1/[.$D$14]" office:value-type="float" office:value="0.0909090909090909" calcext:value-type="float">
            <text:p>0.0909090909090909</text:p>
          </table:table-cell>
        </table:table-row>
        <table:table-row table:style-name="ro1">
          <table:table-cell table:number-columns-repeated="2"/>
          <table:table-cell office:value-type="float" office:value="1.8" calcext:value-type="float">
            <text:p>1.8</text:p>
          </table:table-cell>
          <table:table-cell table:formula="of:=IF([.C35]&gt;=senderUpperBound;1;IF([.C35]&gt;=senderLowerBound;MIN(1;MAX(0;([.C35]-senderLowerBound)/(senderUpperBound-senderLowerBound)));0))/totalAccounts*senderMultiplier" office:value-type="float" office:value="0.157575757575758" calcext:value-type="float">
            <text:p>0.157575757575758</text:p>
          </table:table-cell>
          <table:table-cell table:formula="of:=IF([.C35]&lt;=receiverLowerBound;1;IF([.C35]&lt;=receiverUpperBound;MIN(1;MAX(0;(receiverUpperBound-[.C35])/(receiverUpperBound-receiverLowerBound)));0))/totalAccounts*receiverMultiplier" office:value-type="float" office:value="0.0303030303030303" calcext:value-type="float">
            <text:p>0.0303030303030303</text:p>
          </table:table-cell>
          <table:table-cell table:formula="of:=1/[.$D$14]" office:value-type="float" office:value="0.0909090909090909" calcext:value-type="float">
            <text:p>0.0909090909090909</text:p>
          </table:table-cell>
        </table:table-row>
        <table:table-row table:style-name="ro1">
          <table:table-cell table:number-columns-repeated="2"/>
          <table:table-cell office:value-type="float" office:value="1.9" calcext:value-type="float">
            <text:p>1.9</text:p>
          </table:table-cell>
          <table:table-cell table:formula="of:=IF([.C36]&gt;=senderUpperBound;1;IF([.C36]&gt;=senderLowerBound;MIN(1;MAX(0;([.C36]-senderLowerBound)/(senderUpperBound-senderLowerBound)));0))/totalAccounts*senderMultiplier" office:value-type="float" office:value="0.16969696969697" calcext:value-type="float">
            <text:p>0.16969696969697</text:p>
          </table:table-cell>
          <table:table-cell table:formula="of:=IF([.C36]&lt;=receiverLowerBound;1;IF([.C36]&lt;=receiverUpperBound;MIN(1;MAX(0;(receiverUpperBound-[.C36])/(receiverUpperBound-receiverLowerBound)));0))/totalAccounts*receiverMultiplier" office:value-type="float" office:value="0.0151515151515152" calcext:value-type="float">
            <text:p>0.0151515151515152</text:p>
          </table:table-cell>
          <table:table-cell table:formula="of:=1/[.$D$14]" office:value-type="float" office:value="0.0909090909090909" calcext:value-type="float">
            <text:p>0.0909090909090909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IF([.C37]&gt;=senderUpperBound;1;IF([.C37]&gt;=senderLowerBound;MIN(1;MAX(0;([.C37]-senderLowerBound)/(senderUpperBound-senderLowerBound)));0))/totalAccounts*senderMultiplier" office:value-type="float" office:value="0.181818181818182" calcext:value-type="float">
            <text:p>0.181818181818182</text:p>
          </table:table-cell>
          <table:table-cell table:formula="of:=IF([.C37]&lt;=receiverLowerBound;1;IF([.C37]&lt;=receiverUpperBound;MIN(1;MAX(0;(receiverUpperBound-[.C37])/(receiverUpperBound-receiverLowerBound)));0))/totalAccounts*receiverMultiplier" office:value-type="float" office:value="0" calcext:value-type="float">
            <text:p>0</text:p>
          </table:table-cell>
          <table:table-cell table:formula="of:=1/[.$D$14]" office:value-type="float" office:value="0.0909090909090909" calcext:value-type="float">
            <text:p>0.0909090909090909</text:p>
          </table:table-cell>
        </table:table-row>
        <table:table-row table:style-name="ro1">
          <table:table-cell table:number-columns-repeated="2"/>
          <table:table-cell office:value-type="float" office:value="2.1" calcext:value-type="float">
            <text:p>2.1</text:p>
          </table:table-cell>
          <table:table-cell table:formula="of:=IF([.C38]&gt;=senderUpperBound;1;IF([.C38]&gt;=senderLowerBound;MIN(1;MAX(0;([.C38]-senderLowerBound)/(senderUpperBound-senderLowerBound)));0))/totalAccounts*senderMultiplier" office:value-type="float" office:value="0.181818181818182" calcext:value-type="float">
            <text:p>0.181818181818182</text:p>
          </table:table-cell>
          <table:table-cell table:formula="of:=IF([.C38]&lt;=receiverLowerBound;1;IF([.C38]&lt;=receiverUpperBound;MIN(1;MAX(0;(receiverUpperBound-[.C38])/(receiverUpperBound-receiverLowerBound)));0))/totalAccounts*receiverMultiplier" office:value-type="float" office:value="0" calcext:value-type="float">
            <text:p>0</text:p>
          </table:table-cell>
          <table:table-cell table:formula="of:=1/[.$D$14]" office:value-type="float" office:value="0.0909090909090909" calcext:value-type="float">
            <text:p>0.0909090909090909</text:p>
          </table:table-cell>
        </table:table-row>
        <table:table-row table:style-name="ro1">
          <table:table-cell table:number-columns-repeated="2"/>
          <table:table-cell office:value-type="float" office:value="2.2" calcext:value-type="float">
            <text:p>2.2</text:p>
          </table:table-cell>
          <table:table-cell table:formula="of:=IF([.C39]&gt;=senderUpperBound;1;IF([.C39]&gt;=senderLowerBound;MIN(1;MAX(0;([.C39]-senderLowerBound)/(senderUpperBound-senderLowerBound)));0))/totalAccounts*senderMultiplier" office:value-type="float" office:value="0.181818181818182" calcext:value-type="float">
            <text:p>0.181818181818182</text:p>
          </table:table-cell>
          <table:table-cell table:formula="of:=IF([.C39]&lt;=receiverLowerBound;1;IF([.C39]&lt;=receiverUpperBound;MIN(1;MAX(0;(receiverUpperBound-[.C39])/(receiverUpperBound-receiverLowerBound)));0))/totalAccounts*receiverMultiplier" office:value-type="float" office:value="0" calcext:value-type="float">
            <text:p>0</text:p>
          </table:table-cell>
          <table:table-cell table:formula="of:=1/[.$D$14]" office:value-type="float" office:value="0.0909090909090909" calcext:value-type="float">
            <text:p>0.0909090909090909</text:p>
          </table:table-cell>
        </table:table-row>
        <table:table-row table:style-name="ro1">
          <table:table-cell table:number-columns-repeated="2"/>
          <table:table-cell office:value-type="float" office:value="2.3" calcext:value-type="float">
            <text:p>2.3</text:p>
          </table:table-cell>
          <table:table-cell table:formula="of:=IF([.C40]&gt;=senderUpperBound;1;IF([.C40]&gt;=senderLowerBound;MIN(1;MAX(0;([.C40]-senderLowerBound)/(senderUpperBound-senderLowerBound)));0))/totalAccounts*senderMultiplier" office:value-type="float" office:value="0.181818181818182" calcext:value-type="float">
            <text:p>0.181818181818182</text:p>
          </table:table-cell>
          <table:table-cell table:formula="of:=IF([.C40]&lt;=receiverLowerBound;1;IF([.C40]&lt;=receiverUpperBound;MIN(1;MAX(0;(receiverUpperBound-[.C40])/(receiverUpperBound-receiverLowerBound)));0))/totalAccounts*receiverMultiplier" office:value-type="float" office:value="0" calcext:value-type="float">
            <text:p>0</text:p>
          </table:table-cell>
          <table:table-cell table:formula="of:=1/[.$D$14]" office:value-type="float" office:value="0.0909090909090909" calcext:value-type="float">
            <text:p>0.0909090909090909</text:p>
          </table:table-cell>
        </table:table-row>
        <table:table-row table:style-name="ro1">
          <table:table-cell table:number-columns-repeated="2"/>
          <table:table-cell office:value-type="float" office:value="2.4" calcext:value-type="float">
            <text:p>2.4</text:p>
          </table:table-cell>
          <table:table-cell table:formula="of:=IF([.C41]&gt;=senderUpperBound;1;IF([.C41]&gt;=senderLowerBound;MIN(1;MAX(0;([.C41]-senderLowerBound)/(senderUpperBound-senderLowerBound)));0))/totalAccounts*senderMultiplier" office:value-type="float" office:value="0.181818181818182" calcext:value-type="float">
            <text:p>0.181818181818182</text:p>
          </table:table-cell>
          <table:table-cell table:formula="of:=IF([.C41]&lt;=receiverLowerBound;1;IF([.C41]&lt;=receiverUpperBound;MIN(1;MAX(0;(receiverUpperBound-[.C41])/(receiverUpperBound-receiverLowerBound)));0))/totalAccounts*receiverMultiplier" office:value-type="float" office:value="0" calcext:value-type="float">
            <text:p>0</text:p>
          </table:table-cell>
          <table:table-cell table:formula="of:=1/[.$D$14]" office:value-type="float" office:value="0.0909090909090909" calcext:value-type="float">
            <text:p>0.0909090909090909</text:p>
          </table:table-cell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table:formula="of:=IF([.C42]&gt;=senderUpperBound;1;IF([.C42]&gt;=senderLowerBound;MIN(1;MAX(0;([.C42]-senderLowerBound)/(senderUpperBound-senderLowerBound)));0))/totalAccounts*senderMultiplier" office:value-type="float" office:value="0.181818181818182" calcext:value-type="float">
            <text:p>0.181818181818182</text:p>
          </table:table-cell>
          <table:table-cell table:formula="of:=IF([.C42]&lt;=receiverLowerBound;1;IF([.C42]&lt;=receiverUpperBound;MIN(1;MAX(0;(receiverUpperBound-[.C42])/(receiverUpperBound-receiverLowerBound)));0))/totalAccounts*receiverMultiplier" office:value-type="float" office:value="0" calcext:value-type="float">
            <text:p>0</text:p>
          </table:table-cell>
          <table:table-cell table:formula="of:=1/[.$D$14]" office:value-type="float" office:value="0.0909090909090909" calcext:value-type="float">
            <text:p>0.0909090909090909</text:p>
          </table:table-cell>
        </table:table-row>
        <table:table-row table:style-name="ro1">
          <table:table-cell table:number-columns-repeated="2"/>
          <table:table-cell office:value-type="float" office:value="2.6" calcext:value-type="float">
            <text:p>2.6</text:p>
          </table:table-cell>
          <table:table-cell table:formula="of:=IF([.C43]&gt;=senderUpperBound;1;IF([.C43]&gt;=senderLowerBound;MIN(1;MAX(0;([.C43]-senderLowerBound)/(senderUpperBound-senderLowerBound)));0))/totalAccounts*senderMultiplier" office:value-type="float" office:value="0.181818181818182" calcext:value-type="float">
            <text:p>0.181818181818182</text:p>
          </table:table-cell>
          <table:table-cell table:formula="of:=IF([.C43]&lt;=receiverLowerBound;1;IF([.C43]&lt;=receiverUpperBound;MIN(1;MAX(0;(receiverUpperBound-[.C43])/(receiverUpperBound-receiverLowerBound)));0))/totalAccounts*receiverMultiplier" office:value-type="float" office:value="0" calcext:value-type="float">
            <text:p>0</text:p>
          </table:table-cell>
          <table:table-cell table:formula="of:=1/[.$D$14]" office:value-type="float" office:value="0.0909090909090909" calcext:value-type="float">
            <text:p>0.0909090909090909</text:p>
          </table:table-cell>
        </table:table-row>
        <table:table-row table:style-name="ro1">
          <table:table-cell table:number-columns-repeated="2"/>
          <table:table-cell office:value-type="float" office:value="2.7" calcext:value-type="float">
            <text:p>2.7</text:p>
          </table:table-cell>
          <table:table-cell table:formula="of:=IF([.C44]&gt;=senderUpperBound;1;IF([.C44]&gt;=senderLowerBound;MIN(1;MAX(0;([.C44]-senderLowerBound)/(senderUpperBound-senderLowerBound)));0))/totalAccounts*senderMultiplier" office:value-type="float" office:value="0.181818181818182" calcext:value-type="float">
            <text:p>0.181818181818182</text:p>
          </table:table-cell>
          <table:table-cell table:formula="of:=IF([.C44]&lt;=receiverLowerBound;1;IF([.C44]&lt;=receiverUpperBound;MIN(1;MAX(0;(receiverUpperBound-[.C44])/(receiverUpperBound-receiverLowerBound)));0))/totalAccounts*receiverMultiplier" office:value-type="float" office:value="0" calcext:value-type="float">
            <text:p>0</text:p>
          </table:table-cell>
          <table:table-cell table:formula="of:=1/[.$D$14]" office:value-type="float" office:value="0.0909090909090909" calcext:value-type="float">
            <text:p>0.0909090909090909</text:p>
          </table:table-cell>
        </table:table-row>
        <table:table-row table:style-name="ro1">
          <table:table-cell table:number-columns-repeated="2"/>
          <table:table-cell office:value-type="float" office:value="2.8" calcext:value-type="float">
            <text:p>2.8</text:p>
          </table:table-cell>
          <table:table-cell table:formula="of:=IF([.C45]&gt;=senderUpperBound;1;IF([.C45]&gt;=senderLowerBound;MIN(1;MAX(0;([.C45]-senderLowerBound)/(senderUpperBound-senderLowerBound)));0))/totalAccounts*senderMultiplier" office:value-type="float" office:value="0.181818181818182" calcext:value-type="float">
            <text:p>0.181818181818182</text:p>
          </table:table-cell>
          <table:table-cell table:formula="of:=IF([.C45]&lt;=receiverLowerBound;1;IF([.C45]&lt;=receiverUpperBound;MIN(1;MAX(0;(receiverUpperBound-[.C45])/(receiverUpperBound-receiverLowerBound)));0))/totalAccounts*receiverMultiplier" office:value-type="float" office:value="0" calcext:value-type="float">
            <text:p>0</text:p>
          </table:table-cell>
          <table:table-cell table:formula="of:=1/[.$D$14]" office:value-type="float" office:value="0.0909090909090909" calcext:value-type="float">
            <text:p>0.0909090909090909</text:p>
          </table:table-cell>
        </table:table-row>
        <table:table-row table:style-name="ro1">
          <table:table-cell table:number-columns-repeated="2"/>
          <table:table-cell office:value-type="float" office:value="2.9" calcext:value-type="float">
            <text:p>2.9</text:p>
          </table:table-cell>
          <table:table-cell table:formula="of:=IF([.C46]&gt;=senderUpperBound;1;IF([.C46]&gt;=senderLowerBound;MIN(1;MAX(0;([.C46]-senderLowerBound)/(senderUpperBound-senderLowerBound)));0))/totalAccounts*senderMultiplier" office:value-type="float" office:value="0.181818181818182" calcext:value-type="float">
            <text:p>0.181818181818182</text:p>
          </table:table-cell>
          <table:table-cell table:formula="of:=IF([.C46]&lt;=receiverLowerBound;1;IF([.C46]&lt;=receiverUpperBound;MIN(1;MAX(0;(receiverUpperBound-[.C46])/(receiverUpperBound-receiverLowerBound)));0))/totalAccounts*receiverMultiplier" office:value-type="float" office:value="0" calcext:value-type="float">
            <text:p>0</text:p>
          </table:table-cell>
          <table:table-cell table:formula="of:=1/[.$D$14]" office:value-type="float" office:value="0.0909090909090909" calcext:value-type="float">
            <text:p>0.0909090909090909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IF([.C47]&gt;=senderUpperBound;1;IF([.C47]&gt;=senderLowerBound;MIN(1;MAX(0;([.C47]-senderLowerBound)/(senderUpperBound-senderLowerBound)));0))/totalAccounts*senderMultiplier" office:value-type="float" office:value="0.181818181818182" calcext:value-type="float">
            <text:p>0.181818181818182</text:p>
          </table:table-cell>
          <table:table-cell table:formula="of:=IF([.C47]&lt;=receiverLowerBound;1;IF([.C47]&lt;=receiverUpperBound;MIN(1;MAX(0;(receiverUpperBound-[.C47])/(receiverUpperBound-receiverLowerBound)));0))/totalAccounts*receiverMultiplier" office:value-type="float" office:value="0" calcext:value-type="float">
            <text:p>0</text:p>
          </table:table-cell>
          <table:table-cell table:formula="of:=1/[.$D$14]" office:value-type="float" office:value="0.0909090909090909" calcext:value-type="float">
            <text:p>0.0909090909090909</text:p>
          </table:table-cell>
        </table:table-row>
        <table:table-row table:style-name="ro1">
          <table:table-cell table:number-columns-repeated="2"/>
          <table:table-cell office:value-type="float" office:value="3.1" calcext:value-type="float">
            <text:p>3.1</text:p>
          </table:table-cell>
          <table:table-cell table:formula="of:=IF([.C48]&gt;=senderUpperBound;1;IF([.C48]&gt;=senderLowerBound;MIN(1;MAX(0;([.C48]-senderLowerBound)/(senderUpperBound-senderLowerBound)));0))/totalAccounts*senderMultiplier" office:value-type="float" office:value="0.181818181818182" calcext:value-type="float">
            <text:p>0.181818181818182</text:p>
          </table:table-cell>
          <table:table-cell table:formula="of:=IF([.C48]&lt;=receiverLowerBound;1;IF([.C48]&lt;=receiverUpperBound;MIN(1;MAX(0;(receiverUpperBound-[.C48])/(receiverUpperBound-receiverLowerBound)));0))/totalAccounts*receiverMultiplier" office:value-type="float" office:value="0" calcext:value-type="float">
            <text:p>0</text:p>
          </table:table-cell>
          <table:table-cell table:formula="of:=1/[.$D$14]" office:value-type="float" office:value="0.0909090909090909" calcext:value-type="float">
            <text:p>0.0909090909090909</text:p>
          </table:table-cell>
        </table:table-row>
        <table:table-row table:style-name="ro1">
          <table:table-cell table:number-columns-repeated="2"/>
          <table:table-cell office:value-type="float" office:value="3.2" calcext:value-type="float">
            <text:p>3.2</text:p>
          </table:table-cell>
          <table:table-cell table:formula="of:=IF([.C49]&gt;=senderUpperBound;1;IF([.C49]&gt;=senderLowerBound;MIN(1;MAX(0;([.C49]-senderLowerBound)/(senderUpperBound-senderLowerBound)));0))/totalAccounts*senderMultiplier" office:value-type="float" office:value="0.181818181818182" calcext:value-type="float">
            <text:p>0.181818181818182</text:p>
          </table:table-cell>
          <table:table-cell table:formula="of:=IF([.C49]&lt;=receiverLowerBound;1;IF([.C49]&lt;=receiverUpperBound;MIN(1;MAX(0;(receiverUpperBound-[.C49])/(receiverUpperBound-receiverLowerBound)));0))/totalAccounts*receiverMultiplier" office:value-type="float" office:value="0" calcext:value-type="float">
            <text:p>0</text:p>
          </table:table-cell>
          <table:table-cell table:formula="of:=1/[.$D$14]" office:value-type="float" office:value="0.0909090909090909" calcext:value-type="float">
            <text:p>0.0909090909090909</text:p>
          </table:table-cell>
        </table:table-row>
        <table:table-row table:style-name="ro1">
          <table:table-cell table:number-columns-repeated="2"/>
          <table:table-cell office:value-type="float" office:value="3.3" calcext:value-type="float">
            <text:p>3.3</text:p>
          </table:table-cell>
          <table:table-cell table:formula="of:=IF([.C50]&gt;=senderUpperBound;1;IF([.C50]&gt;=senderLowerBound;MIN(1;MAX(0;([.C50]-senderLowerBound)/(senderUpperBound-senderLowerBound)));0))/totalAccounts*senderMultiplier" office:value-type="float" office:value="0.181818181818182" calcext:value-type="float">
            <text:p>0.181818181818182</text:p>
          </table:table-cell>
          <table:table-cell table:formula="of:=IF([.C50]&lt;=receiverLowerBound;1;IF([.C50]&lt;=receiverUpperBound;MIN(1;MAX(0;(receiverUpperBound-[.C50])/(receiverUpperBound-receiverLowerBound)));0))/totalAccounts*receiverMultiplier" office:value-type="float" office:value="0" calcext:value-type="float">
            <text:p>0</text:p>
          </table:table-cell>
          <table:table-cell table:formula="of:=1/[.$D$14]" office:value-type="float" office:value="0.0909090909090909" calcext:value-type="float">
            <text:p>0.0909090909090909</text:p>
          </table:table-cell>
        </table:table-row>
      </table:table>
      <table:named-expressions>
        <table:named-range table:name="endIndex" table:base-cell-address="$Sheet1.$D$9" table:cell-range-address="$Sheet1.$D$13"/>
        <table:named-range table:name="receiverLowerBound" table:base-cell-address="$Sheet1.$D$6" table:cell-range-address="$Sheet1.$D$10"/>
        <table:named-range table:name="receiverMultiplier" table:base-cell-address="$Sheet1.$D$5" table:cell-range-address="$Sheet1.$D$5"/>
        <table:named-range table:name="receiverUpperBound" table:base-cell-address="$Sheet1.$D$7" table:cell-range-address="$Sheet1.$D$11"/>
        <table:named-range table:name="senderLowerBound" table:base-cell-address="$Sheet1.$D$3" table:cell-range-address="$Sheet1.$D$7"/>
        <table:named-range table:name="senderMultiplier" table:base-cell-address="$Sheet1.$D$4" table:cell-range-address="$Sheet1.$D$4"/>
        <table:named-range table:name="senderUpperBound" table:base-cell-address="$Sheet1.$D$4" table:cell-range-address="$Sheet1.$D$8"/>
        <table:named-range table:name="totalAccounts" table:base-cell-address="$Sheet1.$D$10" table:cell-range-address="$Sheet1.$D$14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8T13:33:03.445832303</meta:creation-date>
    <dc:date>2024-04-11T20:15:57.139008624</dc:date>
    <meta:editing-duration>PT4H1M31S</meta:editing-duration>
    <meta:editing-cycles>7</meta:editing-cycles>
    <meta:generator>LibreOffice/7.3.7.2$Linux_X86_64 LibreOffice_project/30$Build-2</meta:generator>
    <meta:document-statistic meta:table-count="1" meta:cell-count="16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scatter" chart:style-name="ch1">
        <chart:legend chart:legend-position="end" svg:x="11.85cm" svg:y="3.706cm" style:legend-expansion="high" chart:style-name="ch2"/>
        <chart:plot-area chart:style-name="ch3" table:cell-range-address="Sheet1.C17:Sheet1.F47 Sheet1.D16:Sheet1.F16" chart:data-source-has-labels="row" svg:x="0.319cm" svg:y="0.18cm" svg:width="11.212cm" svg:height="8.646cm">
          <chart:coordinate-region svg:x="1.231cm" svg:y="0.38cm" svg:width="10.06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17:Sheet1.D47" chart:label-cell-address="Sheet1.D16:Sheet1.D16" chart:class="chart:scatter">
            <chart:domain table:cell-range-address="Sheet1.C17:Sheet1.C47"/>
            <chart:data-point chart:repeated="31"/>
          </chart:series>
          <chart:series chart:style-name="ch8" chart:values-cell-range-address="Sheet1.E17:Sheet1.E47" chart:label-cell-address="Sheet1.E16:Sheet1.E16" chart:class="chart:scatter">
            <chart:data-point chart:repeated="31"/>
          </chart:series>
          <chart:series chart:style-name="ch9" chart:values-cell-range-address="Sheet1.F17:Sheet1.F47" chart:label-cell-address="Sheet1.F16:Sheet1.F16" chart:class="chart:scatter">
            <chart:data-point chart:repeated="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ender prob</text:p>
                <draw:g>
                  <svg:desc>Sheet1.D16:Sheet1.D16</svg:desc>
                </draw:g>
              </table:table-cell>
              <table:table-cell office:value-type="string">
                <text:p>receiver prob</text:p>
                <draw:g>
                  <svg:desc>Sheet1.E16:Sheet1.E16</svg:desc>
                </draw:g>
              </table:table-cell>
              <table:table-cell office:value-type="string">
                <text:p>regular block odds</text:p>
                <draw:g>
                  <svg:desc>Sheet1.F16:Sheet1.F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17:Sheet1.C47</svg:desc>
                </draw:g>
              </table:table-cell>
              <table:table-cell office:value-type="float" office:value="0">
                <text:p>0</text:p>
                <draw:g>
                  <svg:desc>Sheet1.D17:Sheet1.D47</svg:desc>
                </draw:g>
              </table:table-cell>
              <table:table-cell office:value-type="float" office:value="0.272727272727273">
                <text:p>0.272727272727273</text:p>
                <draw:g>
                  <svg:desc>Sheet1.E17:Sheet1.E47</svg:desc>
                </draw:g>
              </table:table-cell>
              <table:table-cell office:value-type="float" office:value="0.0909090909090909">
                <text:p>0.0909090909090909</text:p>
                <draw:g>
                  <svg:desc>Sheet1.F17:Sheet1.F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.257575757575758">
                <text:p>0.257575757575758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.242424242424242">
                <text:p>0.242424242424242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.227272727272727">
                <text:p>0.227272727272727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.0121212121212121">
                <text:p>0.0121212121212121</text:p>
              </table:table-cell>
              <table:table-cell office:value-type="float" office:value="0.212121212121212">
                <text:p>0.212121212121212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0242424242424242">
                <text:p>0.0242424242424242</text:p>
              </table:table-cell>
              <table:table-cell office:value-type="float" office:value="0.196969696969697">
                <text:p>0.196969696969697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.0363636363636364">
                <text:p>0.0363636363636364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0.0484848484848485">
                <text:p>0.0484848484848485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0606060606060606">
                <text:p>0.0606060606060606</text:p>
              </table:table-cell>
              <table:table-cell office:value-type="float" office:value="0.151515151515152">
                <text:p>0.151515151515152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0.0727272727272727">
                <text:p>0.0727272727272727</text:p>
              </table:table-cell>
              <table:table-cell office:value-type="float" office:value="0.136363636363636">
                <text:p>0.136363636363636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0.0848484848484848">
                <text:p>0.0848484848484848</text:p>
              </table:table-cell>
              <table:table-cell office:value-type="float" office:value="0.121212121212121">
                <text:p>0.121212121212121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0.096969696969697">
                <text:p>0.096969696969697</text:p>
              </table:table-cell>
              <table:table-cell office:value-type="float" office:value="0.106060606060606">
                <text:p>0.106060606060606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0.109090909090909">
                <text:p>0.109090909090909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0.121212121212121">
                <text:p>0.121212121212121</text:p>
              </table:table-cell>
              <table:table-cell office:value-type="float" office:value="0.0757575757575758">
                <text:p>0.0757575757575758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.0606060606060606">
                <text:p>0.0606060606060606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0.145454545454545">
                <text:p>0.145454545454545</text:p>
              </table:table-cell>
              <table:table-cell office:value-type="float" office:value="0.0454545454545455">
                <text:p>0.0454545454545455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0.157575757575758">
                <text:p>0.157575757575758</text:p>
              </table:table-cell>
              <table:table-cell office:value-type="float" office:value="0.0303030303030303">
                <text:p>0.0303030303030303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0.16969696969697">
                <text:p>0.16969696969697</text:p>
              </table:table-cell>
              <table:table-cell office:value-type="float" office:value="0.0151515151515152">
                <text:p>0.0151515151515152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">
                <text:p>0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">
                <text:p>0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">
                <text:p>0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">
                <text:p>0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">
                <text:p>0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">
                <text:p>0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">
                <text:p>0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">
                <text:p>0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">
                <text:p>0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">
                <text:p>0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">
                <text:p>0</text:p>
              </table:table-cell>
              <table:table-cell office:value-type="float" office:value="0.0909090909090909">
                <text:p>0.09090909090909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